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666666"/>
    </style:style>
  </office:automatic-styles>
  <office:body>
    <office:spreadsheet>
      <table:table table:name="Lis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 category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formula="of:=ROW()-ROW([.$A$1])" office:value-type="float" office:value="1">
            <text:p>1</text:p>
          </table:table-cell>
          <table:table-cell office:value-type="string">
            <text:p>Requirement</text:p>
          </table:table-cell>
          <table:table-cell office:value-type="string">
            <text:p>High level requirement</text:p>
          </table:table-cell>
          <table:table-cell office:value-type="string">
            <text:p>OGate_High level requirement.ods</text:p>
          </table:table-cell>
          <table:table-cell/>
        </table:table-row>
        <table:table-row table:style-name="ro1">
          <table:table-cell table:formula="of:=ROW()-ROW([.$A$1])" office:value-type="float" office:value="2">
            <text:p>2</text:p>
          </table:table-cell>
          <table:table-cell/>
          <table:table-cell office:value-type="string">
            <text:p>Software requirement specification</text:p>
          </table:table-cell>
          <table:table-cell office:value-type="string">
            <text:p>OGate_Software Requirement Specification.odt</text:p>
          </table:table-cell>
          <table:table-cell/>
        </table:table-row>
        <table:table-row table:style-name="ro1">
          <table:table-cell table:formula="of:=ROW()-ROW([.$A$1])" office:value-type="float" office:value="3">
            <text:p>3</text:p>
          </table:table-cell>
          <table:table-cell office:value-type="string">
            <text:p>Basic design</text:p>
          </table:table-cell>
          <table:table-cell office:value-type="string">
            <text:p>Architecture design</text:p>
          </table:table-cell>
          <table:table-cell office:value-type="string">
            <text:p>OGate_Software Architecture Design.odt</text:p>
          </table:table-cell>
          <table:table-cell/>
        </table:table-row>
        <table:table-row table:style-name="ro1">
          <table:table-cell table:formula="of:=ROW()-ROW([.$A$1])" office:value-type="float" office:value="4">
            <text:p>4</text:p>
          </table:table-cell>
          <table:table-cell/>
          <table:table-cell office:value-type="string">
            <text:p>Screen layout</text:p>
          </table:table-cell>
          <table:table-cell office:value-type="string">
            <text:p>OGate_ScreenDesign.ods</text:p>
          </table:table-cell>
          <table:table-cell/>
        </table:table-row>
        <table:table-row table:style-name="ro1">
          <table:table-cell table:formula="of:=ROW()-ROW([.$A$1])" office:value-type="float" office:value="5">
            <text:p>5</text:p>
          </table:table-cell>
          <table:table-cell office:value-type="string">
            <text:p>Detailed design</text:p>
          </table:table-cell>
          <table:table-cell office:value-type="string">
            <text:p>Table layout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6">
            <text:p>6</text:p>
          </table:table-cell>
          <table:table-cell/>
          <table:table-cell office:value-type="string">
            <text:p>Function specification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7">
            <text:p>7</text:p>
          </table:table-cell>
          <table:table-cell/>
          <table:table-cell office:value-type="string">
            <text:p>Class specification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09:46:36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11T13:19:29.33</meta:creation-date>
    <dc:date>2011-05-10T09:46:36.84</dc:date>
    <dc:creator>DoanNX </dc:creator>
    <meta:editing-duration>PT8M36S</meta:editing-duration>
    <meta:editing-cycles>3</meta:editing-cycles>
    <meta:generator>OpenOffice.org/3.3$Win32 OpenOffice.org_project/330m20$Build-9567</meta:generator>
    <meta:document-statistic meta:table-count="1" meta:cell-count="26" meta:object-count="0"/>
  </office:meta>
</office:document-meta>
</file>